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7000003BF7E0A40D7.png"/>
  <manifest:file-entry manifest:media-type="image/png" manifest:full-path="Pictures/10000201000002C7000003BE8816B8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456cm" draw:z-index="0"><draw:image xlink:href="Pictures/10000201000002B7000003BF7E0A40D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04cm" draw:z-index="1"><draw:image xlink:href="Pictures/10000201000002C7000003BE8816B87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5S</meta:editing-duration>
    <meta:editing-cycles>4</meta:editing-cycles>
    <meta:generator>OpenOffice/4.1.3$Win32 OpenOffice.org_project/413m1$Build-9783</meta:generator>
    <dc:date>2018-01-20T15:40:40.6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